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38cm" fo:min-width="0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821cm" fo:min-width="0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569cm" fo:min-width="0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75cm" fo:min-width="0cm"/>
    </style:style>
    <style:style style:name="gr8" style:family="graphic" style:parent-style-name="standard">
      <style:graphic-properties svg:stroke-color="#000000" draw:fill="none" draw:opacity="50%" draw:opacity-name="" draw:textarea-horizontal-align="justify" draw:textarea-vertical-align="middle" draw:auto-grow-height="false" fo:min-height="10.25cm" fo:min-width="12.7cm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cm" svg:height="1.1cm" svg:x="2.1cm" svg:y="2.6cm">
          <draw:text-box>
            <text:p>Main Thread</text:p>
          </draw:text-box>
        </draw:frame>
        <draw:frame draw:style-name="gr2" draw:text-style-name="P1" draw:layer="layout" svg:width="5.4cm" svg:height="1.673cm" svg:x="8.5cm" svg:y="2.6cm">
          <draw:text-box>
            <text:p>Worker Threads</text:p>
          </draw:text-box>
        </draw:frame>
        <draw:path draw:style-name="gr3" draw:text-style-name="P2" draw:layer="layout" svg:width="7.845cm" svg:height="2.624cm" draw:transform="rotate (-1.27653381490865) translate (3.67680654117234cm 3.93424026489219cm)" svg:viewBox="0 0 7846 2625" svg:d="M0 6c371-36 739 91 1054 284 330 203 624 458 990 611 341 144 707 90 1058 45 358-46 690 151 1032 243 366 98 634 349 987 507 329 148 654 323 991 266 387-66 673 138 1029 138l316 96 291 296 98 133">
          <text:p/>
        </draw:path>
        <draw:custom-shape draw:style-name="gr4" draw:text-style-name="P3" draw:layer="layout" svg:width="0.3cm" svg:height="1cm" svg:x="9.5cm" svg:y="4.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4.3cm" svg:height="1.1cm" svg:x="2.1cm" svg:y="2.6cm">
          <draw:text-box>
            <text:p>Main Thread</text:p>
          </draw:text-box>
        </draw:frame>
        <draw:custom-shape draw:style-name="gr5" draw:text-style-name="P3" draw:layer="layout" svg:width="0.299cm" svg:height="1.699cm" svg:x="9.501cm" svg:y="6.1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0.399cm" svg:height="1.299cm" svg:x="9.501cm" svg:y="8.7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3cm" svg:height="1cm" svg:x="11cm" svg:y="6.1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299cm" svg:height="1.699cm" svg:x="11cm" svg:y="3.8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0.399cm" svg:height="1.299cm" svg:x="11.001cm" svg:y="7.9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299cm" svg:height="1.699cm" svg:x="12.601cm" svg:y="6.1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0.399cm" svg:height="1.299cm" svg:x="12.501cm" svg:y="4.5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3cm" svg:height="1cm" svg:x="12.5cm" svg:y="9.1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4" draw:layer="layout" svg:width="13.2cm" svg:height="10.5cm" svg:x="1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" draw:layer="layout" svg:width="7.3cm" svg:height="0.962cm" svg:x="2.8cm" svg:y="1.2cm">
          <draw:text-box>
            <text:p>StarSs run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17:39:05.414380822</meta:creation-date>
    <dc:date>2016-07-25T19:03:10.140852482</dc:date>
    <meta:editing-duration>PT40M57S</meta:editing-duration>
    <meta:editing-cycles>2</meta:editing-cycles>
    <meta:generator>LibreOffice/5.1.4.2$Linux_X86_64 LibreOffice_project/10m0$Build-2</meta:generator>
    <meta:document-statistic meta:object-count="15"/>
  </office:meta>
</office:document-meta>
</file>